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list-style-name="L1">
      <style:text-properties fo:language="fr" fo:country="FR"/>
    </style:style>
    <style:style style:name="P3" style:family="paragraph" style:parent-style-name="Text_20_body">
      <style:text-properties fo:language="fr" fo:country="F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 du jeu :</text:p>
      <text:p text:style-name="P1"/>
      <text:list xml:id="list1181806221040042782" text:style-name="L1">
        <text:list-item>
          <text:p text:style-name="P2">Principes du jeu</text:p>
          <text:list>
            <text:list-item>
              <text:p text:style-name="P2">Généralités</text:p>
            </text:list-item>
            <text:list-item>
              <text:p text:style-name="P2">Prise en main rapide</text:p>
            </text:list-item>
            <text:list-item>
              <text:p text:style-name="P2">Types de parties</text:p>
            </text:list-item>
            <text:list-item>
              <text:p text:style-name="P2">Types d'unité</text:p>
            </text:list-item>
          </text:list>
        </text:list-item>
        <text:list-item>
          <text:p text:style-name="P2">Le jeu</text:p>
          <text:list>
            <text:list-item>
              <text:p text:style-name="P2">Début de la partie</text:p>
            </text:list-item>
            <text:list-item>
              <text:p text:style-name="P2">Déroulement d'un tour</text:p>
            </text:list-item>
            <text:list-item>
              <text:p text:style-name="P2">Actions du jeu</text:p>
            </text:list-item>
            <text:list-item>
              <text:p text:style-name="P2">Fin de partie</text:p>
            </text:list-item>
          </text:list>
        </text:list-item>
      </text:list>
      <text:p text:style-name="P1"/>
      <text:p text:style-name="P1">\subsubsection{Fenêtre initiale}</text:p>
      <text:p text:style-name="P3">Au début de la partie, l'écran suivant s'affiche. Il est possible de créer ou charger une partie. Pour le chargement d'une partie, il faut taper le nom de la sauvegarde que l'on veut charger, et valider.</text:p>
      <text:p text:style-name="P1">\subsubsection{Fenêtre de création de partie}</text:p>
      <text:p text:style-name="P3">Puis l'écran suivant s'affiche. Le premier joueur doit choisir son type de créature et rentrer son nom de joueur. Puis il valide. Après, c'est autour du second joueur, qui fera de même. Après avoir validé, la partie est lancée.</text:p>
      <text:p text:style-name="P1">\subsubsection{Fenêtre de jeu}</text:p>
      <text:p text:style-name="P3">Au cours de la partie, c'est la fenêtre suivante qui s'affiche. On remarque en haut à gauche que c'est au joueur 1 "Jean-Pierre" de jou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4H35M41S</meta:editing-duration>
    <meta:editing-cycles>133</meta:editing-cycles>
    <meta:generator>OpenOffice/4.1.1$Win32 OpenOffice.org_project/411m6$Build-9775</meta:generator>
    <dc:date>2015-01-15T00:29:25.43</dc:date>
    <dc:creator>Dan </dc:creator>
    <meta:document-statistic meta:table-count="0" meta:image-count="0" meta:object-count="0" meta:page-count="1" meta:paragraph-count="17" meta:word-count="152" meta:character-count="856"/>
    <meta:user-defined meta:name="Info 1"/>
    <meta:user-defined meta:name="Info 2"/>
    <meta:user-defined meta:name="Info 3"/>
    <meta:user-defined meta:name="Info 4"/>
  </office:meta>
</office:document-meta>
</file>